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ce38" officeooo:paragraph-rsid="0019ce38"/>
    </style:style>
    <style:style style:name="P2" style:family="paragraph" style:parent-style-name="Standard">
      <style:text-properties officeooo:rsid="001b4426" officeooo:paragraph-rsid="001b4426"/>
    </style:style>
    <style:style style:name="P3" style:family="paragraph" style:parent-style-name="Standard">
      <style:text-properties officeooo:rsid="001c10b0" officeooo:paragraph-rsid="001c10b0"/>
    </style:style>
    <style:style style:name="T1" style:family="text">
      <style:text-properties officeooo:rsid="001b442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sconnected operation in coda file system summary</text:p>
      <text:p text:style-name="P3">CS 560</text:p>
      <text:p text:style-name="P3">Mahendra Duwal Shrestha</text:p>
      <text:p text:style-name="P3"/>
      <text:p text:style-name="P1">The paper was written by James J. Kistler and M. Satyanarayan, Carnegie Mellon University published in ACM Transactions on Computer Systems, Vol 10 in 1992. The paper talks about one way of making possible to continue critical operation even after a node failure in distributed network. The authors introduced a new file system called coda file system which is UNIX based with additional features of scalability, disconnected operations, replication and security. Coda is distributed file system consisting of few servers but many work stations called virtues. Files or data are stored in servers and can be accessed by virtues.</text:p>
      <text:p text:style-name="P1">The main feature of the system is disconnected operation where even when all server connections are down, the client machine can still work on the file system off-line until the connection is reestablished. The idea behind that is caching of current working directory of file system in the server to local work station. <text:s/><text:span text:style-name="T1">The disconnected operation is explained in three main steps hoarding, emulations and reintegration. </text:span></text:p>
      <text:p text:style-name="P2">The authors believe since it worked on their file system it can work in any file system. They claim that disconnected operation in coda file system will significantly reduce network traffic and increase fault tolerance and the system is feasible, efficient and us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23:56:39.565699598</meta:creation-date>
    <dc:date>2015-03-26T00:19:21.864210121</dc:date>
    <meta:editing-duration>PT6M11S</meta:editing-duration>
    <meta:editing-cycles>2</meta:editing-cycles>
    <meta:generator>LibreOffice/4.2.7.2$Linux_X86_64 LibreOffice_project/420m0$Build-2</meta:generator>
    <meta:document-statistic meta:table-count="0" meta:image-count="0" meta:object-count="0" meta:page-count="1" meta:paragraph-count="6" meta:word-count="220" meta:character-count="1396" meta:non-whitespace-character-count="1180"/>
  </office:meta>
</office:document-meta>
</file>